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IBM Plex Sans Condensed Medium" svg:font-family="'IBM Plex Sans Condensed Medium'"/>
    <style:font-face style:name="Bebas Neue" svg:font-family="'Bebas Neue'" style:font-pitch="variable"/>
    <style:font-face style:name="Bebas Neue1" svg:font-family="'Bebas Neue'" style:font-adornments="Regular" style:font-pitch="variable"/>
    <style:font-face style:name="FreeSerif" svg:font-family="FreeSerif" style:font-family-generic="roman" style:font-pitch="variable"/>
    <style:font-face style:name="Helmet" svg:font-family="Helmet" style:font-family-generic="swiss" style:font-pitch="variable"/>
    <style:font-face style:name="IBM Plex Sans Condensed1" svg:font-family="'IBM Plex Sans Condensed'" style:font-adornments="Italic" style:font-family-generic="swiss" style:font-pitch="variable"/>
    <style:font-face style:name="IBM Plex Sans Condensed" svg:font-family="'IBM Plex Sans Condensed'" style:font-adornments="Regular" style:font-family-generic="swiss" style:font-pitch="variable"/>
    <style:font-face style:name="IBM Plex Sans Condensed SemiBold" svg:font-family="'IBM Plex Sans Condensed SemiBold'" style:font-adornments="Semibold" style:font-family-generic="swiss" style:font-pitch="variable"/>
    <style:font-face style:name="IBM Plex Sans Condensed SemiBold1" svg:font-family="'IBM Plex Sans Condensed SemiBold'" style:font-adornments="Semibold Italic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.6cm" fo:margin-right="0cm" fo:margin-top="0.499cm" fo:margin-bottom="0cm" loext:contextual-spacing="false" fo:text-indent="0cm" style:auto-text-indent="false" style:page-number="auto"/>
      <style:text-properties fo:color="#252323" style:font-name="Bebas Neue" fo:font-size="32pt" officeooo:rsid="001a7fe1" officeooo:paragraph-rsid="001a7fe1" style:font-size-asian="32pt" style:font-size-complex="32pt"/>
    </style:style>
    <style:style style:name="P2" style:family="paragraph" style:parent-style-name="Text_20_body" style:list-style-name="Liste_20_bibliographie"/>
    <style:style style:name="P3" style:family="paragraph" style:parent-style-name="Text_20_body" style:list-style-name="Liste_20_bibliographie" style:master-page-name="Bibliographie_20_façon_20_présentation">
      <style:paragraph-properties style:page-number="auto"/>
      <style:text-properties officeooo:paragraph-rsid="002ac965"/>
    </style:style>
    <style:style style:name="P4" style:family="paragraph" style:parent-style-name="Text_20_body" style:list-style-name="Liste_20_bibliographie">
      <style:paragraph-properties fo:margin-top="0cm" fo:margin-bottom="0cm" loext:contextual-spacing="false"/>
    </style:style>
    <style:style style:name="P5" style:family="paragraph" style:parent-style-name="Text_20_body" style:list-style-name="Liste_20_bibliographie">
      <style:paragraph-properties fo:margin-top="0cm" fo:margin-bottom="0cm" loext:contextual-spacing="false"/>
      <style:text-properties officeooo:paragraph-rsid="002b40b6"/>
    </style:style>
    <style:style style:name="P6" style:family="paragraph">
      <style:paragraph-properties fo:text-align="center"/>
    </style:style>
    <style:style style:name="T1" style:family="text">
      <style:text-properties style:font-name="IBM Plex Sans Condensed Medium"/>
    </style:style>
    <style:style style:name="T2" style:family="text">
      <style:text-properties style:font-name="IBM Plex Sans Condensed Medium" officeooo:rsid="002b40b6"/>
    </style:style>
    <style:style style:name="T3" style:family="text">
      <style:text-properties style:font-name="IBM Plex Sans Condensed Medium" fo:font-size="14pt" officeooo:rsid="002b40b6"/>
    </style:style>
    <style:style style:name="T4" style:family="text">
      <style:text-properties officeooo:rsid="002b40b6"/>
    </style:style>
    <style:style style:name="gr1" style:family="graphic">
      <style:graphic-properties svg:stroke-width="0.101cm" svg:stroke-color="#a99985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992226" text:style-name="Liste_20_bibliographie">
        <text:list-item>
          <text:p text:style-name="P3"><text:span text:style-name="T1">Moore, Gordon Earle</text:span><text:line-break/><text:a xlink:type="simple" xlink:href="https://newsroom.intel.com/wp-content/uploads/sites/11/2018/05/moores-law-electronics.pdf" text:style-name="Internet_20_link" text:visited-style-name="Visited_20_Internet_20_Link">Cramming more components onto integrated circuits</text:a><text:line-break/>Semiconductor, Fairchild<text:line-break/>1965</text:p>
        </text:list-item>
        <text:list-item>
          <text:p text:style-name="P4"><text:span text:style-name="T1">Sugarman, Robert</text:span><text:line-break/><text:a xlink:type="simple" xlink:href="https://www.commodore.ca/gallery/magazines/misc/mos_605x_team_eetimes_august_1975.pdf" text:style-name="Internet_20_link" text:visited-style-name="Visited_20_Internet_20_Link">Does the country need a good $20 microprocessor?</text:a><text:line-break/>1975</text:p>
        </text:list-item>
        <text:list-item>
          <text:p text:style-name="P4"><text:span text:style-name="T1">Moore, Gordon Earle</text:span><text:line-break/><text:a xlink:type="simple" xlink:href="https://www.eng.auburn.edu/~agrawvd/COURSE/E7770_Spr07/READ/Gordon_Moore_1975_Speech.pdf" text:style-name="Internet_20_link" text:visited-style-name="Visited_20_Internet_20_Link">Progress in digital integrated electronics</text:a><text:line-break/>Intel<text:line-break/>1975</text:p>
        </text:list-item>
        <text:list-item>
          <text:p text:style-name="P4"><text:span text:style-name="T1">Waite, Mitchell</text:span><text:line-break/><text:a xlink:type="simple" xlink:href="https://www.atariarchives.org/cgp/Ch02_Sec25.php" text:style-name="Internet_20_link" text:visited-style-name="Visited_20_Internet_20_Link">Computer Graphics Primer</text:a><text:line-break/>Howard W. Sams \&amp; Co., Inc.<text:line-break/>1979</text:p>
        </text:list-item>
        <text:list-item>
          <text:p text:style-name="P4"><text:span text:style-name="T1">Veen, Arthur H.</text:span><text:line-break/><text:a xlink:type="simple" xlink:href="https://www.researchgate.net/publication/220566271" text:style-name="Internet_20_link" text:visited-style-name="Visited_20_Internet_20_Link">Dataflow machine architecture</text:a><text:line-break/>Surveys, A. C. M. Computing<text:line-break/>1986</text:p>
        </text:list-item>
        <text:list-item>
          <text:p text:style-name="P4"><text:span text:style-name="T1">Freeman, Ross H.</text:span><text:line-break/><text:a xlink:type="simple" xlink:href="https://patents.google.com/patent/US4870302A/" text:style-name="Internet_20_link" text:visited-style-name="Visited_20_Internet_20_Link">Configurable electrical circuit having configurable logic elements and configurable interconnects</text:a><text:line-break/>1989</text:p>
        </text:list-item>
        <text:list-item>
          <text:p text:style-name="P4"><text:span text:style-name="T1">Kahng, A. B. &amp; Pati, Y. C.</text:span><text:line-break/><text:a xlink:type="simple" xlink:href="https://vlsicad.ucsd.edu/Publications/Conferences/94/c94.pdf" text:style-name="Internet_20_link" text:visited-style-name="Visited_20_Internet_20_Link">Subwavelength optical lithography, challenges and impact on physical design</text:a><text:line-break/>of Computer Science, U. C. L. A. Department &amp; Numerical Technologies, Inc<text:line-break/>1999</text:p>
        </text:list-item>
        <text:list-item>
          <text:p text:style-name="P4"><text:soft-page-break/><text:span text:style-name="T1">Schüler, E. &amp; Helfers, Tim</text:span><text:line-break/><text:a xlink:type="simple" xlink:href="http://spacewire.esa.int/WG/Data-Systems/OPDP-proceedings/Presentations/session%20II.B/3_Astrium_XPP_Helfers.pdf" text:style-name="Internet_20_link" text:visited-style-name="Visited_20_Internet_20_Link">XPP - eXtreme Processing Platform Technology for space applications</text:a><text:line-break/>Astrium, P. A. C. T.<text:line-break/>2001</text:p>
        </text:list-item>
        <text:list-item>
          <text:p text:style-name="P4"><text:span text:style-name="T1">Zoltan Baruch, Octavian Creţ &amp; Pusztai, Kalman</text:span><text:line-break/><text:a xlink:type="simple" xlink:href="https://www.researchgate.net/publication/229001961_CONFIGURABLE_PROCESSOR" text:style-name="Internet_20_link" text:visited-style-name="Visited_20_Internet_20_Link">Configurable processor</text:a><text:line-break/>of Cluj-Napoca, Technical University<text:line-break/>2002</text:p>
        </text:list-item>
        <text:list-item>
          <text:p text:style-name="P4"><text:span text:style-name="T1">Compton, Katherine &amp; Hauck, Scott</text:span><text:line-break/><text:a xlink:type="simple" xlink:href="https://people.ece.uw.edu/hauck/publications/ConfigCompute.pdf" text:style-name="Internet_20_link" text:visited-style-name="Visited_20_Internet_20_Link">Reconfigurable computing: a survey of systems and software</text:a><text:line-break/>Surveys, A. C. M. Computing<text:line-break/>2002</text:p>
        </text:list-item>
        <text:list-item>
          <text:p text:style-name="P4"><text:span text:style-name="T1">Gonzalez, Ricardo E.</text:span><text:line-break/><text:a xlink:type="simple" xlink:href="https://pdfs.semanticscholar.org/89ad/640a6e704844a0098278e79a8ef06a934c62.pdf" text:style-name="Internet_20_link" text:visited-style-name="Visited_20_Internet_20_Link">A Software Configurable Processor</text:a><text:line-break/>Inc, Stretch<text:line-break/>2005</text:p>
        </text:list-item>
        <text:list-item>
          <text:p text:style-name="P4"><text:span text:style-name="T1">WEBER, Charles; BERGLUND, C. Neil &amp; GABELLA, Patricia</text:span><text:line-break/><text:a xlink:type="simple" xlink:href="http://web.pdx.edu/~webercm/documents/2006%20November%20IEEE%20TSM%20Weber%20Berglund%20Gabella.pdf" text:style-name="Internet_20_link" text:visited-style-name="Visited_20_Internet_20_Link">Mask cost and profitability in photomask manufacturing, an empirical analysis</text:a><text:line-break/>University, Portland State<text:line-break/>2006</text:p>
        </text:list-item>
        <text:list-item>
          <text:p text:style-name="P4"><text:span text:style-name="T1">Carton, Olivier</text:span><text:line-break/><text:a xlink:type="simple" xlink:href="https://www.irif.fr/~carton/Enseignement/Architecture/Cours/Gates/" text:style-name="Internet_20_link" text:visited-style-name="Visited_20_Internet_20_Link">Transistors et portes logiques</text:a><text:line-break/>de Recherche en Informatique Fondamentale, Institut<text:line-break/>2006</text:p>
        </text:list-item>
        <text:list-item>
          <text:p text:style-name="P4"><text:soft-page-break/><text:span text:style-name="T1">Prado, Daniel Francisco Gómez</text:span><text:line-break/><text:a xlink:type="simple" xlink:href="http://sisbib.unmsm.edu.pe/bibvirtualdata/publicaciones/electronica/n17_2006/a04.pdf" text:style-name="Internet_20_link" text:visited-style-name="Visited_20_Internet_20_Link">Tutorial on FPGA routing</text:a><text:line-break/>of Massachusetts, University<text:line-break/>2006</text:p>
        </text:list-item>
        <text:list-item>
          <text:p text:style-name="P4"><text:span text:style-name="T1">Unknown</text:span><text:line-break/><text:a xlink:type="simple" xlink:href="https://downloads.reactivemicro.com/Electronics/CPU/6502%20Schematic.pdf" text:style-name="Internet_20_link" text:visited-style-name="Visited_20_Internet_20_Link">6502 Schematic</text:a><text:line-break/>Unknown<text:line-break/>2007</text:p>
        </text:list-item>
        <text:list-item>
          <text:p text:style-name="P4"><text:span text:style-name="T1">Museum, Computer History</text:span><text:line-break/><text:a xlink:type="simple" xlink:href="https://archive.computerhistory.org/resources/access/text/2012/04/102658164-05-01-acc.pdf" text:style-name="Internet_20_link" text:visited-style-name="Visited_20_Internet_20_Link">Oral history panel on the development and promotion of the Motorola 68000</text:a><text:line-break/>2007</text:p>
        </text:list-item>
        <text:list-item>
          <text:p text:style-name="P4"><text:span text:style-name="T1">Drepper, Ulrich</text:span><text:line-break/><text:a xlink:type="simple" xlink:href="https://lwn.net/Articles/250967/" text:style-name="Internet_20_link" text:visited-style-name="Visited_20_Internet_20_Link">What every programmer should know about memory, Part 1</text:a><text:line-break/>LWN<text:line-break/>2007</text:p>
        </text:list-item>
        <text:list-item>
          <text:p text:style-name="P4"><text:span text:style-name="T1">Weisberg, David E.</text:span><text:line-break/><text:a xlink:type="simple" xlink:href="http://www.cadhistory.net/11%20CALMA.pdf" text:style-name="Internet_20_link" text:visited-style-name="Visited_20_Internet_20_Link">The Engineering Design Revolution</text:a><text:line-break/>2008</text:p>
        </text:list-item>
        <text:list-item>
          <text:p text:style-name="P4"><text:span text:style-name="T1">Wayne Wolf, Ahmed Amine Jerraya &amp; Martin, Grant</text:span><text:line-break/><text:a xlink:type="simple" xlink:href="http://www.cs.unc.edu/~montek/teaching/Comp790-Fall11/Home/Home_files/2008Wolf.pdf" text:style-name="Internet_20_link" text:visited-style-name="Visited_20_Internet_20_Link">Multiprocessor System-on-Chip (MPSoC) Technology</text:a><text:line-break/>IEEE<text:line-break/>2008</text:p>
        </text:list-item>
        <text:list-item>
          <text:p text:style-name="P4"><text:span text:style-name="T1">Articles, A. R. M. Technical Support Knowledge</text:span><text:line-break/><text:a xlink:type="simple" xlink:href="http://infocenter.arm.com/help/index.jsp?topic=/com.arm.doc.faqs/ka3839.html" text:style-name="Internet_20_link" text:visited-style-name="Visited_20_Internet_20_Link">What is the difference between a von Neumann architecture and a Harvard architecture?</text:a><text:line-break/>Limited, A. R. M.<text:line-break/>2008</text:p>
        </text:list-item>
        <text:list-item>
          <text:p text:style-name="P4"><text:span text:style-name="T1">Fouquet-Lapar, Matthias</text:span><text:line-break/><text:a xlink:type="simple" xlink:href="https://wwz.ifremer.fr/pcdm/content/download/29481/407627/file/mfl.pdf" text:style-name="Internet_20_link" text:visited-style-name="Visited_20_Internet_20_Link">The von Neumann Architecture and Alternatives</text:a><text:line-break/>SGI<text:line-break/>2008</text:p>
        </text:list-item>
        <text:list-item>
          <text:p text:style-name="P4"><text:soft-page-break/><text:span text:style-name="T1">Museum, Computer History</text:span><text:line-break/><text:a xlink:type="simple" xlink:href="https://archive.computerhistory.org/resources/access/text/2012/10/102702147-05-01-acc.pdf" text:style-name="Internet_20_link" text:visited-style-name="Visited_20_Internet_20_Link">Altera EP300 Design \&amp; Development Oral History Panel</text:a><text:line-break/>2009</text:p>
        </text:list-item>
        <text:list-item>
          <text:p text:style-name="P4"><text:span text:style-name="T1">McGrath, Dylan</text:span><text:line-break/><text:a xlink:type="simple" xlink:href="https://www.eetimes.com/document.asp?doc_id=1263547" text:style-name="Internet_20_link" text:visited-style-name="Visited_20_Internet_20_Link">FPGA startups stare down giants and ghosts</text:a><text:line-break/>Times, Electronic Engineering<text:line-break/>2009</text:p>
        </text:list-item>
        <text:list-item>
          <text:p text:style-name="P4"><text:span text:style-name="T1">Jeff Chase, Brent Nelson, John Bodily Zhaoyi Wei &amp; Lee, Dah-Jye</text:span><text:line-break/><text:a xlink:type="simple" xlink:href="https://www.researchgate.net/profile/Lee_Dah-Jye/publication/224362818_Real-Time_Optical_Flow_Calculations_on_FPGA_and_GPU_Architectures_A_Comparison_Study/links/0c9605327135c229e0000000.pdf" text:style-name="Internet_20_link" text:visited-style-name="Visited_20_Internet_20_Link">Real-Time Optical Flow Calculations on FPGA and GPU Architectures: AComparison Study</text:a><text:line-break/>University, Brigham Young<text:line-break/>2009</text:p>
        </text:list-item>
        <text:list-item>
          <text:p text:style-name="P4"><text:span text:style-name="T1">Kidd, Taylor IoT</text:span><text:line-break/><text:a xlink:type="simple" xlink:href="https://software.intel.com/en-us/blogs/2009/06/29/why-p-scales-as-cv2f-is-so-obvious" text:style-name="Internet_20_link" text:visited-style-name="Visited_20_Internet_20_Link">Why P scales a C*V^2*f is so obvious</text:a><text:line-break/>Zone, Intel Developer<text:line-break/>2009</text:p>
        </text:list-item>
        <text:list-item>
          <text:p text:style-name="P4"><text:span text:style-name="T1">Conrad</text:span><text:line-break/><text:a xlink:type="simple" xlink:href="https://produktinfo.conrad.com/datenblaetter/175000-199999/192230-an-01-fr-LERNPAKET_25_ELEKTRONIK_EXPERIMENTE.pdf" text:style-name="Internet_20_link" text:visited-style-name="Visited_20_Internet_20_Link">Kit d’apprentissage de l’électronique pour débutants</text:a><text:line-break/>2009</text:p>
        </text:list-item>
        <text:list-item>
          <text:p text:style-name="P4"><text:span text:style-name="T1">Jones, David H.; Powell, Adam; Bouganis, Christos-Savvas &amp; Cheung, Peter Y. K.</text:span><text:line-break/><text:a xlink:type="simple" xlink:href="http://cas.ee.ic.ac.uk/people/ccb98/papers/DavidFPL10.pdf" text:style-name="Internet_20_link" text:visited-style-name="Visited_20_Internet_20_Link">GPU versus FPGA for high productivity computing</text:a><text:line-break/>London, Imperial College<text:line-break/>2010</text:p>
        </text:list-item>
        <text:list-item>
          <text:p text:style-name="P4"><text:soft-page-break/><text:span text:style-name="T1">Kalarot, Ratheesh &amp; Morris, John</text:span><text:line-break/><text:a xlink:type="simple" xlink:href="https://www.researchgate.net/profile/John_Morris25/publication/224165460_Comparison_of_FPGA_and_GPU_implementations_of_real-time_stereo_vision/links/0f317539b0c42b50be000000.pdf" text:style-name="Internet_20_link" text:visited-style-name="Visited_20_Internet_20_Link">Comparison of FPGA and GPU implementations of Real-time Stereo Vision</text:a><text:line-break/>of Auckland / IEEE, The University<text:line-break/>2010</text:p>
        </text:list-item>
        <text:list-item>
          <text:p text:style-name="P4"><text:span text:style-name="T1">Cox, Russ</text:span><text:line-break/><text:a xlink:type="simple" xlink:href="https://research.swtch.com/6502" text:style-name="Internet_20_link" text:visited-style-name="Visited_20_Internet_20_Link">The MOS 6502 and the Best Layout Guy in the World</text:a><text:line-break/>2011</text:p>
        </text:list-item>
        <text:list-item>
          <text:p text:style-name="P4"><text:span text:style-name="T1">Culver, John</text:span><text:line-break/><text:a xlink:type="simple" xlink:href="http://www.cpushack.com/MakingWafers.html" text:style-name="Internet_20_link" text:visited-style-name="Visited_20_Internet_20_Link">How a CPU Microprocessor is made</text:a><text:line-break/>Shack, The C. P. U.<text:line-break/>2011</text:p>
        </text:list-item>
        <text:list-item>
          <text:p text:style-name="P4"><text:span text:style-name="T1">Feugey, David</text:span><text:line-break/><text:a xlink:type="simple" xlink:href="https://www.silicon.fr/altera-mise-sur-l’opencl-pour-revolutionner-le-monde-des-fpga-65255.html" text:style-name="Internet_20_link" text:visited-style-name="Visited_20_Internet_20_Link">Altera mise sur l’OpenCL pour révolutionner le monde des FPGA</text:a><text:line-break/>2011</text:p>
        </text:list-item>
        <text:list-item>
          <text:p text:style-name="P4"><text:span text:style-name="T1">Johnson, Jeff</text:span><text:line-break/><text:a xlink:type="simple" xlink:href="http://www.slideshare.net/jeffjohnsonau/outsourcing-fpga-design-pros-and-cons" text:style-name="Internet_20_link" text:visited-style-name="Visited_20_Internet_20_Link">Outsourcing FPGA design: pros and cons</text:a><text:line-break/>2011</text:p>
        </text:list-item>
        <text:list-item>
          <text:p text:style-name="P4"><text:span text:style-name="T1">VERRY, Tim</text:span><text:line-break/><text:a xlink:type="simple" xlink:href="https://pcper.com/2012/09/apples-a6-processor-uses-hand-drawn-arm-cores-to-boost-performance/" text:style-name="Internet_20_link" text:visited-style-name="Visited_20_Internet_20_Link">Apple’s A6 processor uses hand drawn ARM cores to boost performance</text:a><text:line-break/>Perspective, P. C.<text:line-break/>2012</text:p>
        </text:list-item>
        <text:list-item>
          <text:p text:style-name="P4"><text:span text:style-name="T1">Nenni, Daniel</text:span><text:line-break/><text:a xlink:type="simple" xlink:href="https://semiwiki.com/fpga/1596-a-brief-history-of-fpgas/" text:style-name="Internet_20_link" text:visited-style-name="Visited_20_Internet_20_Link">A Brief History of FPGAs</text:a><text:line-break/>2012</text:p>
        </text:list-item>
        <text:list-item>
          <text:p text:style-name="P4"><text:span text:style-name="T1">persons, Various</text:span><text:line-break/><text:a xlink:type="simple" xlink:href="https://stackoverflow.com/questions/1806490/what-are-some-examples-of-non-von-neumann-architectures" text:style-name="Internet_20_link" text:visited-style-name="Visited_20_Internet_20_Link">What are some examples of non-Von Neumann architectures?</text:a><text:line-break/>StackOverflow<text:line-break/>2012</text:p>
        </text:list-item>
        <text:list-item>
          <text:p text:style-name="P4"><text:soft-page-break/><text:span text:style-name="T1">Fowers, Jeremy; Brown, Greg; Cooke, Patrick &amp; Stitt, Greg</text:span><text:line-break/><text:a xlink:type="simple" xlink:href="http://www.gstitt.ece.ufl.edu/courses/spring13/eel4712/lectures/fpga130-fowers.pptx" text:style-name="Internet_20_link" text:visited-style-name="Visited_20_Internet_20_Link">A performance and energy comparison of FPGAs, GPUs and Multicores for sliding-window applications</text:a><text:line-break/>of Florida, University<text:line-break/>2012</text:p>
        </text:list-item>
        <text:list-item>
          <text:p text:style-name="P4"><text:line-break/><text:a xlink:type="simple" xlink:href="https://www.eweb.unex.es/eweb/fisteor/juan/PUBLICATIONS/janusSubmitted.pdf" text:style-name="Internet_20_link" text:visited-style-name="Visited_20_Internet_20_Link">An FPGA-based supercomputer for statistical physics: the weird case of Janus</text:a><text:line-break/>2012</text:p>
        </text:list-item>
        <text:list-item>
          <text:p text:style-name="P4"><text:span text:style-name="T1">Wikipedia</text:span><text:line-break/><text:a xlink:type="simple" xlink:href="https://en.wikipedia.org/wiki/P.A._Semi" text:style-name="Internet_20_link" text:visited-style-name="Visited_20_Internet_20_Link">P.A. Semi</text:a><text:line-break/>2013</text:p>
        </text:list-item>
        <text:list-item>
          <text:p text:style-name="P4"><text:span text:style-name="T1">Electronics, Gould</text:span><text:line-break/><text:a xlink:type="simple" xlink:href="https://www.datasheetarchive.com/pdf/download.php?id=3ae6b7f4f1c26b281f249beac3c15d411ba916&amp;type=O" text:style-name="Internet_20_link" text:visited-style-name="Visited_20_Internet_20_Link">Electrically Erasable Programmable Logic PEEL 18CV8</text:a><text:line-break/>2013</text:p>
        </text:list-item>
        <text:list-item>
          <text:p text:style-name="P4"><text:span text:style-name="T1">Altera</text:span><text:line-break/><text:a xlink:type="simple" xlink:href="https://www.intel.com/content/dam/www/programmable/us/en/pdfs/literature/wp/wp-01173-opencl.pdf" text:style-name="Internet_20_link" text:visited-style-name="Visited_20_Internet_20_Link">Implementing FPGA design with the OpenCL standard</text:a><text:line-break/>2013</text:p>
        </text:list-item>
        <text:list-item>
          <text:p text:style-name="P4"><text:span text:style-name="T1">Miller, Warren</text:span><text:line-break/><text:a xlink:type="simple" xlink:href="https://www.eetimes.com/author.asp?section_id=36&amp;doc_id=1318804" text:style-name="Internet_20_link" text:visited-style-name="Visited_20_Internet_20_Link">Configurable processors as an alternative to FPGAs</text:a><text:line-break/>Times, Electronic Engineering<text:line-break/>2013</text:p>
        </text:list-item>
        <text:list-item>
          <text:p text:style-name="P4"><text:span text:style-name="T1">Higginbotham, Stacey</text:span><text:line-break/><text:a xlink:type="simple" xlink:href="https://gigaom.com/2014/06/16/why-microsoft-is-building-programmable-chips-that-specialize-in-search/" text:style-name="Internet_20_link" text:visited-style-name="Visited_20_Internet_20_Link">Why Microsoft is building programmable chips that specialize in search</text:a><text:line-break/>GigaOM<text:line-break/>2014</text:p>
        </text:list-item>
        <text:list-item>
          <text:p text:style-name="P4"><text:span text:style-name="T1">Hindriksen, Vincent</text:span><text:line-break/><text:a xlink:type="simple" xlink:href="https://streamhpc.com/blog/2014-09-16/use-opencl-fpgas/" text:style-name="Internet_20_link" text:visited-style-name="Visited_20_Internet_20_Link">Why use OpenCL on FPGAs?</text:a><text:line-break/>StreamHPC<text:line-break/>2014</text:p>
        </text:list-item>
        <text:list-item>
          <text:p text:style-name="P4"><text:soft-page-break/><text:span text:style-name="T1">VAndrei</text:span><text:line-break/><text:a xlink:type="simple" xlink:href="https://stackoverflow.com/questions/26826248/von-neumann-vs-harvard-architecture" text:style-name="Internet_20_link" text:visited-style-name="Visited_20_Internet_20_Link">Von Neumann vs Harvard architecture</text:a><text:line-break/>StackOverflow<text:line-break/>2014</text:p>
        </text:list-item>
        <text:list-item>
          <text:p text:style-name="P4"><text:span text:style-name="T1">Jones, Dr. Handel</text:span><text:line-break/><text:a xlink:type="simple" xlink:href="http://caxapa.ru/thumbs/598000/WP_handel-jones.pdf" text:style-name="Internet_20_link" text:visited-style-name="Visited_20_Internet_20_Link">Why migration to 20 nm bulk CMOS and 16/14 nm FinFets is not best approach for semiconductor industry</text:a><text:line-break/>Strategies, International Business<text:line-break/>2014</text:p>
        </text:list-item>
        <text:list-item>
          <text:p text:style-name="P4"><text:span text:style-name="T1">McMillan, John</text:span><text:line-break/><text:a xlink:type="simple" xlink:href="https://blogs.mentor.com/jimmartens/blog/2015/07/14/pcb-design-then-and-now/" text:style-name="Internet_20_link" text:visited-style-name="Visited_20_Internet_20_Link">PCB design then and now</text:a><text:line-break/>Mentor, a Siemens Business<text:line-break/>2015</text:p>
        </text:list-item>
        <text:list-item>
          <text:p text:style-name="P4"><text:span text:style-name="T1">Franz, Kaitlyn</text:span><text:line-break/><text:a xlink:type="simple" xlink:href="https://blog.digilentinc.com/history-of-the-fpga/" text:style-name="Internet_20_link" text:visited-style-name="Visited_20_Internet_20_Link">History of the FPGA</text:a><text:line-break/>Inc, Digilent<text:line-break/>2015</text:p>
        </text:list-item>
        <text:list-item>
          <text:p text:style-name="P4"><text:span text:style-name="T1">Intel</text:span><text:line-break/><text:a xlink:type="simple" xlink:href="https://newsroom.intel.com/news-releases/intel-completes-acquisition-of-altera/" text:style-name="Internet_20_link" text:visited-style-name="Visited_20_Internet_20_Link">Intel completes acquisition of Altera</text:a><text:line-break/>2015</text:p>
        </text:list-item>
        <text:list-item>
          <text:p text:style-name="P4"><text:span text:style-name="T1">Higginbotham, Stacey</text:span><text:line-break/><text:a xlink:type="simple" xlink:href="http://fortune.com/2015/08/27/why-intel-altera/" text:style-name="Internet_20_link" text:visited-style-name="Visited_20_Internet_20_Link">Why Intel will spend $16.7 billion on Altera</text:a><text:line-break/>Fortune<text:line-break/>2015</text:p>
        </text:list-item>
        <text:list-item>
          <text:p text:style-name="P4"><text:span text:style-name="T1">Harris, Derrick</text:span><text:line-break/><text:a xlink:type="simple" xlink:href="https://gigaom.com/2015/02/23/microsoft-is-building-fast-low-power-neural-networks-with-fpgas/" text:style-name="Internet_20_link" text:visited-style-name="Visited_20_Internet_20_Link">Microsoft is building fast, low-power neural networks with FPGAs</text:a><text:line-break/>GigaOM<text:line-break/>2015</text:p>
        </text:list-item>
        <text:list-item>
          <text:p text:style-name="P4"><text:soft-page-break/><text:span text:style-name="T1">Ovtcharov, Kalin; Ruwase, Olatunji; Kim, Joo-Young; Fowers, Jeremy; Strauss, Karin &amp; Chung, Eric S.</text:span><text:line-break/><text:a xlink:type="simple" xlink:href="https://www.microsoft.com/en-us/research/wp-content/uploads/2016/02/CNN20Whitepaper.pdf" text:style-name="Internet_20_link" text:visited-style-name="Visited_20_Internet_20_Link">Accelerating deep convolutional neural networks using specialized hardware</text:a><text:line-break/>Research, Microsoft<text:line-break/>2015</text:p>
        </text:list-item>
        <text:list-item>
          <text:p text:style-name="P4"><text:span text:style-name="T1">et Technologie), U. N. I. T. (Université Numérique Ingénierie</text:span><text:line-break/><text:a xlink:type="simple" xlink:href="http://www.unit.eu/cours/enjeux-nanosciences-nanotechnologies/Module3-FR.pdf" text:style-name="Internet_20_link" text:visited-style-name="Visited_20_Internet_20_Link">Les grands mythes fondateurs" des nanos : la loi de Moore ou l'héritage du talk de Feynman de 1959"</text:a><text:line-break/>2015</text:p>
        </text:list-item>
        <text:list-item>
          <text:p text:style-name="P4"><text:span text:style-name="T1">Kidd, Taylor IoT</text:span><text:line-break/><text:a xlink:type="simple" xlink:href="https://software.intel.com/en-us/blogs/2009/08/25/why-p-scales-as-cv2f-is-so-obvious-pt-2-2" text:style-name="Internet_20_link" text:visited-style-name="Visited_20_Internet_20_Link">Why P scales as C*V^2*f is so obvious (pt 2)</text:a><text:line-break/>Zone, Intel Developer<text:line-break/>2015</text:p>
        </text:list-item>
        <text:list-item>
          <text:p text:style-name="P4"><text:span text:style-name="T1">Economist, The</text:span><text:line-break/><text:a xlink:type="simple" xlink:href="https://www.economist.com/the-economist-explains/2015/04/19/the-end-of-moores-law" text:style-name="Internet_20_link" text:visited-style-name="Visited_20_Internet_20_Link">The end of Moore’s law</text:a><text:line-break/>2015</text:p>
        </text:list-item>
        <text:list-item>
          <text:p text:style-name="P4"><text:span text:style-name="T1">Dettmers, Tim</text:span><text:line-break/><text:a xlink:type="simple" xlink:href="https://www.quora.com/Is-implementing-deep-learning-on-FPGAs-a-natural-next-step-after-the-success-with-GPUs" text:style-name="Internet_20_link" text:visited-style-name="Visited_20_Internet_20_Link">Is implementing deep learning on FPGAs a natural next step after the success with GPUs?</text:a><text:line-break/>2015</text:p>
        </text:list-item>
        <text:list-item>
          <text:p text:style-name="P4"><text:span text:style-name="T1">Ucamco, former Barco E. T. S.</text:span><text:line-break/><text:a xlink:type="simple" xlink:href="https://www.ucamco.com/en/hardware/photoplotters/calibr8tor/calibr8tor-series" text:style-name="Internet_20_link" text:visited-style-name="Visited_20_Internet_20_Link">Cilbr8tor Series</text:a><text:line-break/>2016</text:p>
        </text:list-item>
        <text:list-item>
          <text:p text:style-name="P4"><text:span text:style-name="T1">HKallaher, Brandon</text:span><text:line-break/><text:a xlink:type="simple" xlink:href="https://blog.digilentinc.com/pal-vs-cpld-vs-fpga/" text:style-name="Internet_20_link" text:visited-style-name="Visited_20_Internet_20_Link">PAL vs. CPLD vs. FPGA</text:a><text:line-break/>Blog, Digilent<text:line-break/>2016</text:p>
        </text:list-item>
        <text:list-item>
          <text:p text:style-name="P4"><text:soft-page-break/><text:span text:style-name="T1">Denisenko, Dmitry</text:span><text:line-break/><text:a xlink:type="simple" xlink:href="https://cpufpga.files.wordpress.com/2016/04/opencl_for_fpgas_isca_2016.pdf" text:style-name="Internet_20_link" text:visited-style-name="Visited_20_Internet_20_Link">OpenCL for FPGAs</text:a><text:line-break/>Intel<text:line-break/>2016</text:p>
        </text:list-item>
        <text:list-item>
          <text:p text:style-name="P4"><text:span text:style-name="T1">Eijkhout, Victor</text:span><text:line-break/><text:a xlink:type="simple" xlink:href="https://www.quora.com/Are-there-alternatives-to-the-Von-Neumann-architecture" text:style-name="Internet_20_link" text:visited-style-name="Visited_20_Internet_20_Link">Are there alternatives to the Von Neumann architecture?</text:a><text:line-break/>Quora<text:line-break/>2016</text:p>
        </text:list-item>
        <text:list-item>
          <text:p text:style-name="P4"><text:span text:style-name="T1">Vašut, Marek</text:span><text:line-break/><text:a xlink:type="simple" xlink:href="https://www.youtube.com/watch?v=MI18Wk4gxA4" text:style-name="Internet_20_link" text:visited-style-name="Visited_20_Internet_20_Link">Open-Source Tools for FPGA Development</text:a><text:line-break/>Engineering, D. E. N. X. Software &amp; Foundation, The Linux<text:line-break/>2016</text:p>
        </text:list-item>
        <text:list-item>
          <text:p text:style-name="P4"><text:span text:style-name="T1">Economist, The</text:span><text:line-break/><text:a xlink:type="simple" xlink:href="https://www.economist.com/leaders/2016/03/12/the-future-of-computing" text:style-name="Internet_20_link" text:visited-style-name="Visited_20_Internet_20_Link">After Moore's law, the future of computing</text:a><text:line-break/>2016</text:p>
        </text:list-item>
        <text:list-item>
          <text:p text:style-name="P4"><text:span text:style-name="T1">Processing, Berten Digital Signal</text:span><text:line-break/><text:a xlink:type="simple" xlink:href="http://www.bertendsp.com/pdf/whitepaper/BWP001_GPU_vs_FPGA_Performance_Comparison_v1.0.pdf" text:style-name="Internet_20_link" text:visited-style-name="Visited_20_Internet_20_Link">GPU vs FPGA Performance Comparison (white paper)</text:a><text:line-break/>2016</text:p>
        </text:list-item>
        <text:list-item>
          <text:p text:style-name="P5"><text:span text:style-name="T3">Koch, Dirk; Hannig, Frank; Ziener, Daniel<text:line-break/>FPGAs for Software Programmers</text:span><text:span text:style-name="T1"><text:line-break/></text:span><text:span text:style-name="T3">Springer</text:span><text:span text:style-name="T1"><text:line-break/>201</text:span><text:span text:style-name="T2">6</text:span></text:p>
        </text:list-item>
        <text:list-item>
          <text:p text:style-name="P5"><text:span text:style-name="T1">Related, Embedded</text:span><text:line-break/><text:a xlink:type="simple" xlink:href="https://www.embeddedrelated.com/thread/4878/when-and-why-is-it-a-good-idea-to-use-an-fpga-in-your-embedded-system-design" text:style-name="Internet_20_link" text:visited-style-name="Visited_20_Internet_20_Link">When (and why) is it a good idea to use an FPGA in your embedded system design?</text:a><text:line-break/>2017</text:p>
        </text:list-item>
        <text:list-item>
          <text:p text:style-name="P4"><text:span text:style-name="T1">Moore, Andrew &amp; Wilson, Ron</text:span><text:line-break/><text:a xlink:type="simple" xlink:href="https://www.intel.com/content/dam/www/programmable/us/en/pdfs/literature/misc/fpgas_for_dummies_ebook.pdf" text:style-name="Internet_20_link" text:visited-style-name="Visited_20_Internet_20_Link">FPGAs for Dummies</text:a><text:line-break/>Intel<text:line-break/>2017</text:p>
        </text:list-item>
        <text:list-item>
          <text:p text:style-name="P4"><text:soft-page-break/><text:span text:style-name="T1">Staff, I. B. M. Research Editorial</text:span><text:line-break/><text:a xlink:type="simple" xlink:href="https://www.ibm.com/blogs/research/2017/10/ibm-scientists-demonstrate-memory-computing-1-million-devices-applications-ai/" text:style-name="Internet_20_link" text:visited-style-name="Visited_20_Internet_20_Link">IBM Scientifs Demonstrate In-memory Computing with 1 Million Devices for Applications in AI</text:a><text:line-break/>Blog, I. B. M. Research<text:line-break/>2017</text:p>
        </text:list-item>
        <text:list-item>
          <text:p text:style-name="P4"><text:span text:style-name="T1">Sebastian, Abu; Tuma, Tomas; Papandreou, Nikolaos; Gallo, Manuel Le; Kull, Lukas &amp; Eleftheriou, Thomas Parnell \&amp; Evangelos</text:span><text:line-break/><text:a xlink:type="simple" xlink:href="https://www.nature.com/articles/s41467-017-01481-9" text:style-name="Internet_20_link" text:visited-style-name="Visited_20_Internet_20_Link">Temporal correlation detection using computational phase-change memory</text:a><text:line-break/>communications, Nature<text:line-break/>2017</text:p>
        </text:list-item>
        <text:list-item>
          <text:p text:style-name="P4"><text:span text:style-name="T1">Sato, Kaz; Young, Cliff &amp; Patterson, David</text:span><text:line-break/><text:a xlink:type="simple" xlink:href="https://cloud.google.com/blog/products/gcp/an-in-depth-look-at-googles-first-tensor-processing-unit-tpu" text:style-name="Internet_20_link" text:visited-style-name="Visited_20_Internet_20_Link">An in-depth look at Google’s first Tensor Processing Unit (TPU)</text:a><text:line-break/>Google<text:line-break/>2017</text:p>
        </text:list-item>
        <text:list-item>
          <text:p text:style-name="P4"><text:span text:style-name="T1">Dean, Jeff &amp; Hölzle, Urs</text:span><text:line-break/><text:a xlink:type="simple" xlink:href="https://blog.google/products/google-cloud/google-cloud-offer-tpus-machine-learning/" text:style-name="Internet_20_link" text:visited-style-name="Visited_20_Internet_20_Link">Build and train machine learning models on our new Google Cloud TPUs</text:a><text:line-break/>Google<text:line-break/>2017</text:p>
        </text:list-item>
        <text:list-item>
          <text:p text:style-name="P4"><text:span text:style-name="T1">Wood, Lamont</text:span><text:line-break/><text:a xlink:type="simple" xlink:href="https://www.computerworld.com/article/3209724/cpu-architecture-after-moores-law.html" text:style-name="Internet_20_link" text:visited-style-name="Visited_20_Internet_20_Link">CPU architecture after Moore’s law: what’s next?</text:a><text:line-break/>Computerworld<text:line-break/>2017</text:p>
        </text:list-item>
        <text:list-item>
          <text:p text:style-name="P4"><text:span text:style-name="T1">Hardwarebee</text:span><text:line-break/><text:a xlink:type="simple" xlink:href="http://hardwarebee.com/field-programmable-gate-array-fpga-history-applications/" text:style-name="Internet_20_link" text:visited-style-name="Visited_20_Internet_20_Link">Field Programmable Gate Array (FPGA) History and Applications</text:a><text:line-break/>2018</text:p>
        </text:list-item>
        <text:list-item>
          <text:p text:style-name="P4"><text:soft-page-break/><text:span text:style-name="T1">Reese, Lynnette</text:span><text:line-break/><text:a xlink:type="simple" xlink:href="https://eecatalog.com/intel/2018/07/24/comparing-hardware-for-artificial-intelligence-fpgas-vs-gpus-vs-asics/" text:style-name="Internet_20_link" text:visited-style-name="Visited_20_Internet_20_Link">Comparing hardware for artificial intelligence: FPGAs vs. GPUs vs. ASICs</text:a><text:line-break/>Solutions, Embedded Intel<text:line-break/>2018</text:p>
        </text:list-item>
        <text:list-item>
          <text:p text:style-name="P4"><text:span text:style-name="T1">Arrow</text:span><text:line-break/><text:a xlink:type="simple" xlink:href="https://static4.arrow.com/-/media/images/research-and-events/articles/1018/arrow_fpgavscpuvsgpuvsmicrocontroller.pdf" text:style-name="Internet_20_link" text:visited-style-name="Visited_20_Internet_20_Link">FPGA vs CPU vs GPU vs Microcontroller</text:a><text:line-break/>2018</text:p>
        </text:list-item>
        <text:list-item>
          <text:p text:style-name="P4"><text:span text:style-name="T1">Dubuc, Damien</text:span><text:line-break/><text:a xlink:type="simple" xlink:href="https://www.aneo.eu/2018/02/06/perspectives-quant-a-lutilisation-fpga-chez-aneo-billet-8/" text:style-name="Internet_20_link" text:visited-style-name="Visited_20_Internet_20_Link">Afin de terminer notre série de billets, voici quelques réflexions et perspectives que nous ressortons de l’étude</text:a><text:line-break/>Aneo<text:line-break/>2018</text:p>
        </text:list-item>
        <text:list-item>
          <text:p text:style-name="P4"><text:span text:style-name="T1">Castells-Rufas, David</text:span><text:line-break/><text:a xlink:type="simple" xlink:href="http://www.sie.es/wp-content/uploads/2018/06/FPGA-with-OpenCL.pdf" text:style-name="Internet_20_link" text:visited-style-name="Visited_20_Internet_20_Link">Workshop: programming FPGAs with OpenCL</text:a><text:line-break/>Cephis<text:line-break/>2018</text:p>
        </text:list-item>
        <text:list-item>
          <text:p text:style-name="P4"><text:span text:style-name="T1">Staff, I. B. M. Research Editorial</text:span><text:line-break/><text:a xlink:type="simple" xlink:href="https://www.ibm.com/blogs/research/2018/04/ibm-scientists-demonstrate-mixed-precision-in-memory-computing-for-the-first-time-hybrid-design-for-ai-hardware/" text:style-name="Internet_20_link" text:visited-style-name="Visited_20_Internet_20_Link">IBM Scientists Demonstrate Mixed-Precision In-Memory Computing for the First Time; Hybrid Design for AI Hardware</text:a><text:line-break/>Blog, I. B. M. Research<text:line-break/>2018</text:p>
        </text:list-item>
        <text:list-item>
          <text:p text:style-name="P4"><text:span text:style-name="T1">Thornton, Scott</text:span><text:line-break/><text:a xlink:type="simple" xlink:href="https://www.microcontrollertips.com/difference-between-von-neumann-and-harvard-architectures/" text:style-name="Internet_20_link" text:visited-style-name="Visited_20_Internet_20_Link">What's the difference between Von-Neumann and Harvard architectures?</text:a><text:line-break/>Tips, Microcontroller<text:line-break/>2018</text:p>
        </text:list-item>
        <text:list-item>
          <text:p text:style-name="P4"><text:soft-page-break/><text:span text:style-name="T1">Arenas, Aaron</text:span><text:line-break/><text:a xlink:type="simple" xlink:href="https://fpgawiki.intel.com/uploads/0/07/Intro_to_FPGA_Workshop_Slides.pdf" text:style-name="Internet_20_link" text:visited-style-name="Visited_20_Internet_20_Link">Introduction to FPGA design in Quartus</text:a><text:line-break/>Intel<text:line-break/>2018</text:p>
        </text:list-item>
        <text:list-item>
          <text:p text:style-name="P4"><text:span text:style-name="T1">Haff, Gordon</text:span><text:line-break/><text:a xlink:type="simple" xlink:href="https://enterprisersproject.com/article/2018/9/what-comes-after-moores-law" text:style-name="Internet_20_link" text:visited-style-name="Visited_20_Internet_20_Link">What comes after Moore's law</text:a><text:line-break/>Project, The Enterprisers<text:line-break/>2018</text:p>
        </text:list-item>
        <text:list-item>
          <text:p text:style-name="P4"><text:span text:style-name="T1">Gartenberg, Chaim</text:span><text:line-break/><text:a xlink:type="simple" xlink:href="https://www.theverge.com/circuitbreaker/2018/10/11/17963356/intel-9th-gen-chips-moores-law-future-processors-cores" text:style-name="Internet_20_link" text:visited-style-name="Visited_20_Internet_20_Link">How Intel’s 9th Gen chips show the way forward after Moore’s Law</text:a><text:line-break/>Verge, The<text:line-break/>2018</text:p>
        </text:list-item>
        <text:list-item>
          <text:p text:style-name="P4"><text:span text:style-name="T1">Rayome, Alison DeNisco</text:span><text:line-break/><text:a xlink:type="simple" xlink:href="https://www.techrepublic.com/article/how-programming-will-change-over-the-next-10-years-5-predictions/" text:style-name="Internet_20_link" text:visited-style-name="Visited_20_Internet_20_Link">How programming will change over the next 10 years: 5 predictions</text:a><text:line-break/>TechRepublic<text:line-break/>2018</text:p>
        </text:list-item>
        <text:list-item>
          <text:p text:style-name="P4"><text:span text:style-name="T1">Burt, Jeffrey</text:span><text:line-break/><text:a xlink:type="simple" xlink:href="https://www.nextplatform.com/2018/03/19/fpga-maker-xilinx-says-the-future-of-computing-is-acap/" text:style-name="Internet_20_link" text:visited-style-name="Visited_20_Internet_20_Link">FPGA make Xilinx says the future of computing if ACAP</text:a><text:line-break/>Platform, The Next<text:line-break/>2018</text:p>
        </text:list-item>
        <text:list-item>
          <text:p text:style-name="P4"><text:span text:style-name="T1">Waalsdorp, Museum</text:span><text:line-break/><text:a xlink:type="simple" xlink:href="https://www.museumwaalsdorp.nl/en/history/comphistory/computer-history-the-period-1986-1989/comp866e/" text:style-name="Internet_20_link" text:visited-style-name="Visited_20_Internet_20_Link">Computers for electronic and mechanical engineering</text:a><text:line-break/>2019</text:p>
        </text:list-item>
        <text:list-item>
          <text:p text:style-name="P4"><text:soft-page-break/><text:span text:style-name="T1">Altera, Intel</text:span><text:line-break/><text:a xlink:type="simple" xlink:href="https://www.intel.com/content/dam/www/programmable/us/en/pdfs/literature/hb/cyclone-v/cv_5v2.pdf" text:style-name="Internet_20_link" text:visited-style-name="Visited_20_Internet_20_Link">Cyclone V Device Handbook: Volume 1: Device Interfaces and Integration, Logic Array Blocks and Adaptive Logic Modules in Cyclone V Devices</text:a><text:line-break/>2019</text:p>
        </text:list-item>
        <text:list-item>
          <text:p text:style-name="P4"><text:span text:style-name="T1">BitFusion</text:span><text:line-break/><text:a xlink:type="simple" xlink:href="https://bitfusion.io/" text:style-name="Internet_20_link" text:visited-style-name="Visited_20_Internet_20_Link">BitFusion, the elastic AI infrastructure for multi-cloud</text:a><text:line-break/>2019</text:p>
        </text:list-item>
        <text:list-item>
          <text:p text:style-name="P4"><text:span text:style-name="T1">ViPress.net</text:span><text:line-break/><text:a xlink:type="simple" xlink:href="https://www.vipress.net/infineon-et-nxp-devant-stmicroelectronics-au-1er-trimestre-2019/" text:style-name="Internet_20_link" text:visited-style-name="Visited_20_Internet_20_Link">Infineon et NXP devant STMicroelectronics au 1er trimestre 2019</text:a><text:line-break/>2019</text:p>
        </text:list-item>
        <text:list-item>
          <text:p text:style-name="P4"><text:span text:style-name="T1">Altera, Intel</text:span><text:line-break/><text:a xlink:type="simple" xlink:href="https://www.intel.com/content/dam/www/programmable/us/en/pdfs/literature/hb/cyclone-v/cv_51002.pdf" text:style-name="Internet_20_link" text:visited-style-name="Visited_20_Internet_20_Link">Cyclone V Device Datasheet</text:a><text:line-break/>2019</text:p>
        </text:list-item>
        <text:list-item>
          <text:p text:style-name="P4"><text:span text:style-name="T1">Cantrill, Bryan</text:span><text:line-break/><text:a xlink:type="simple" xlink:href="https://www.slideshare.net/bcantrill/no-moore-left-to-give-enterprise-computing-after-moores-law" text:style-name="Internet_20_link" text:visited-style-name="Visited_20_Internet_20_Link">No Moore Left to Give</text:a><text:line-break/>Joyent<text:line-break/>2019</text:p>
        </text:list-item>
        <text:list-item>
          <text:p text:style-name="P4"><text:span text:style-name="T1">Suryavansh, Manu</text:span><text:line-break/><text:a xlink:type="simple" xlink:href="https://towardsdatascience.com/google-coral-edge-tpu-board-vs-nvidia-jetson-nano-dev-board-hardware-comparison-31660a8bda88" text:style-name="Internet_20_link" text:visited-style-name="Visited_20_Internet_20_Link">Google Coral Edge TPU Board Vs NVIDIA Jetson Nano Dev board - Hardware comparison</text:a><text:line-break/>Science, Towards Data<text:line-break/>2019</text:p>
        </text:list-item>
        <text:list-item>
          <text:p text:style-name="P4"><text:span text:style-name="T1">Sterckval, Sam</text:span><text:line-break/><text:a xlink:type="simple" xlink:href="https://blog.usejournal.com/google-coral-edge-tpu-vs-nvidia-jetson-nano-a-quick-deep-dive-into-edgeai-performance-bc7860b8d87a" text:style-name="Internet_20_link" text:visited-style-name="Visited_20_Internet_20_Link">Google Coral Edge TPU vs NVIDIA Jetson Nano : A quick deep dive into Edge AI performance</text:a><text:line-break/>Noteworthy<text:line-break/>2019</text:p>
        </text:list-item>
        <text:list-item>
          <text:p text:style-name="P4"><text:soft-page-break/><text:span text:style-name="T1">Blog, Grus</text:span><text:line-break/><text:a xlink:type="simple" xlink:href="https://blog.grusbv.com/comparison-of-google-coral-and-nvidia-jetson-nano/" text:style-name="Internet_20_link" text:visited-style-name="Visited_20_Internet_20_Link">Comparison of two new machine learning accelerators, Coral and Jetson Nano</text:a><text:line-break/>2019</text:p>
        </text:list-item>
        <text:list-item>
          <text:p text:style-name="P2"><text:span text:style-name="T1">Feldman, Michael</text:span><text:line-break/><text:a xlink:type="simple" xlink:href="https://www.nextplatform.com/2019/04/02/with-agilex-intel-gets-a-coherent-fpga-strategy/" text:style-name="Internet_20_link" text:visited-style-name="Visited_20_Internet_20_Link">With Agilex, Intel gets a coherent FPGA strategy</text:a><text:line-break/>Platform, The Next<text:line-break/>2019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IBM Plex Sans Condensed Medium" svg:font-family="'IBM Plex Sans Condensed Medium'"/>
    <style:font-face style:name="Bebas Neue" svg:font-family="'Bebas Neue'" style:font-pitch="variable"/>
    <style:font-face style:name="Bebas Neue1" svg:font-family="'Bebas Neue'" style:font-adornments="Regular" style:font-pitch="variable"/>
    <style:font-face style:name="FreeSerif" svg:font-family="FreeSerif" style:font-family-generic="roman" style:font-pitch="variable"/>
    <style:font-face style:name="Helmet" svg:font-family="Helmet" style:font-family-generic="swiss" style:font-pitch="variable"/>
    <style:font-face style:name="IBM Plex Sans Condensed1" svg:font-family="'IBM Plex Sans Condensed'" style:font-adornments="Italic" style:font-family-generic="swiss" style:font-pitch="variable"/>
    <style:font-face style:name="IBM Plex Sans Condensed" svg:font-family="'IBM Plex Sans Condensed'" style:font-adornments="Regular" style:font-family-generic="swiss" style:font-pitch="variable"/>
    <style:font-face style:name="IBM Plex Sans Condensed SemiBold" svg:font-family="'IBM Plex Sans Condensed SemiBold'" style:font-adornments="Semibold" style:font-family-generic="swiss" style:font-pitch="variable"/>
    <style:font-face style:name="IBM Plex Sans Condensed SemiBold1" svg:font-family="'IBM Plex Sans Condensed SemiBold'" style:font-adornments="Semibold Italic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fr" fo:country="FR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fr" fo:country="FR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met" fo:font-family="Helmet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99cm" loext:contextual-spacing="false" fo:line-height="115%" fo:orphans="4" style:page-number="auto"/>
      <style:text-properties style:font-name="IBM Plex Sans Condensed" fo:font-family="'IBM Plex Sans Condensed'" style:font-style-name="Regular" style:font-family-generic="swiss" style:font-pitch="variable" fo:font-size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.499cm" fo:margin-bottom="0cm" loext:contextual-spacing="false" fo:text-indent="0cm" style:auto-text-indent="false" text:number-lines="false" text:line-number="0">
        <style:tab-stops>
          <style:tab-stop style:position="14cm" style:type="center"/>
          <style:tab-stop style:position="28cm" style:type="right"/>
        </style:tab-stops>
      </style:paragraph-properties>
      <style:text-properties style:font-name="Bebas Neue1" fo:font-family="'Bebas Neue'" style:font-style-name="Regular" style:font-pitch="variable" fo:font-size="3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text:number-lines="false" text:line-number="0"/>
      <style:text-properties style:font-name="IBM Plex Sans Condensed SemiBold" fo:font-family="'IBM Plex Sans Condensed SemiBold'" style:font-style-name="Semibold" style:font-family-generic="swiss" style:font-pitch="variable" fo:font-size="14pt" fo:font-weight="600" style:font-name-asian="FreeSans" style:font-family-asian="FreeSans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FreeSerif" fo:font-family="FreeSerif" style:font-family-generic="roman" style:font-pitch="variable" fo:font-size="24pt" fo:font-weight="bold" style:font-name-asian="FreeSans" style:font-family-asian="FreeSans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70798c" style:font-name="IBM Plex Sans Condensed1" fo:font-family="'IBM Plex Sans Condensed'" style:font-style-name="Italic" style:font-family-generic="swiss" style:font-pitch="variable" fo:font-size="14pt" fo:language="zxx" fo:country="none" fo:font-style="italic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uteur" style:family="text">
      <style:text-properties style:font-name="IBM Plex Sans Condensed SemiBold1" fo:font-family="'IBM Plex Sans Condensed SemiBold'" style:font-style-name="Semibold Italic" style:font-family-generic="swiss" style:font-pitch="variable" fo:font-size="14pt" fo:font-style="normal" fo:font-weight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e_20_bibliographie" style:display-name="Liste bibliographie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.6cm" fo:margin-right="0cm" fo:margin-top="0.499cm" fo:margin-bottom="0cm" loext:contextual-spacing="false" fo:text-indent="0cm" style:auto-text-indent="false" style:page-number="auto"/>
      <style:text-properties fo:color="#252323" style:font-name="Bebas Neue" fo:font-size="32pt" officeooo:rsid="001a7fe1" officeooo:paragraph-rsid="001a7fe1" style:font-size-asian="32pt" style:font-size-complex="32pt"/>
    </style:style>
    <style:style style:name="MP2" style:family="paragraph">
      <style:paragraph-properties fo:text-align="center"/>
    </style:style>
    <style:style style:name="Mgr1" style:family="graphic">
      <style:graphic-properties svg:stroke-width="0.101cm" svg:stroke-color="#a99985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8cm" fo:page-height="15.75cm" style:num-format="1" style:print-orientation="landscape" fo:margin-top="0cm" fo:margin-bottom="1cm" fo:margin-left="0cm" fo:margin-right="1cm" fo:border="none" fo:padding="0cm" fo:background-color="#f5f1e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5f1ed" draw:opacity="100%" style:footnote-max-height="0cm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8cm" fo:page-height="15.75cm" style:num-format="1" style:print-orientation="landscape" fo:margin-top="0cm" fo:margin-bottom="0cm" fo:margin-left="0cm" fo:margin-right="0cm" fo:border-top="none" fo:border-bottom="0.06pt solid #f5f1ed" fo:border-left="none" fo:border-right="none" fo:padding-top="0cm" fo:padding-bottom="0.7cm" fo:padding-left="0.7cm" fo:padding-right="0.7cm" fo:background-color="#f5f1e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5f1ed" draw:opacity="100%" style:footnote-max-height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0.7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0" draw:name="Shape1" draw:style-name="Mgr1" draw:text-style-name="MP2" svg:x1="0.688cm" svg:y1="2.002cm" svg:x2="27.57cm" svg:y2="2.002cm"><text:p/></draw:line>Bibliographie <text:page-number text:select-page="current">0</text:page-number></text:p>
      </style:header>
    </style:master-page>
    <style:master-page style:name="Bibliographie_20_façon_20_présentation" style:display-name="Bibliographie façon présentation" style:page-layout-name="Mpm2">
      <style:header>
        <text:p text:style-name="Header"><draw:line text:anchor-type="paragraph" draw:z-index="14" draw:name="Shape1" draw:style-name="Mgr1" draw:text-style-name="MP2" svg:x1="0cm" svg:y1="2.069cm" svg:x2="26.6cm" svg:y2="2.069cm"><text:p/></draw:line>Bibliographie <text:page-number text:select-page="current">1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Frederic BISSON</meta:initial-creator>
    <meta:creation-date>2019-06-23T09:56:46.122215040</meta:creation-date>
    <dc:date>2019-10-12T23:41:05.077356409</dc:date>
    <dc:creator>Frederic BISSON</dc:creator>
    <meta:editing-duration>PT1H25M46S</meta:editing-duration>
    <meta:editing-cycles>12</meta:editing-cycles>
    <meta:generator>LibreOffice/6.3.0.1$Linux_X86_64 LibreOffice_project/41ac97386aba908b6db860cfb4cfe2da871886ae</meta:generator>
    <dc:title>Bibliographie</dc:title>
    <meta:document-statistic meta:table-count="0" meta:image-count="0" meta:object-count="0" meta:page-count="14" meta:paragraph-count="94" meta:word-count="1416" meta:character-count="8862" meta:non-whitespace-character-count="7631"/>
  </office:meta>
</office:document-meta>
</file>